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13618282934399903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2242708954535117494"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511686657867778964"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3656676319460872108"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4215442395373112118"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5T13:55:19.07</dc:date>
    <dc:creator>James Lombardi</dc:creator>
    <meta:editing-duration>P3DT18H37M9S</meta:editing-duration>
    <meta:editing-cycles>370</meta:editing-cycles>
    <meta:generator>OpenOffice/4.1.2$Win32 OpenOffice.org_project/412m3$Build-9782</meta:generator>
    <meta:document-statistic meta:table-count="0" meta:image-count="0" meta:object-count="0" meta:page-count="53" meta:paragraph-count="1412" meta:word-count="15549" meta:character-count="76964"/>
  </office:meta>
</office:document-meta>
</file>